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Cantarell"/>
    </style:style>
    <style:style style:name="P2" style:family="paragraph" style:parent-style-name="Standard">
      <style:text-properties style:font-name="Cantarell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1674cb"/>
    </style:style>
    <style:style style:name="P5" style:family="paragraph" style:parent-style-name="Text_20_body" style:list-style-name="L3">
      <style:paragraph-properties fo:text-align="justify" style:justify-single-word="false"/>
    </style:style>
    <style:style style:name="P6" style:family="paragraph" style:parent-style-name="Text_20_body" style:list-style-name="L2">
      <style:paragraph-properties fo:text-align="justify" style:justify-single-word="false"/>
    </style:style>
    <style:style style:name="P7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style:font-name="Cantarel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L'ALGÈBRE LINÉAIRE : CE QUE C'EST VRAIMENT</text:span></text:h>
      <text:h text:style-name="Heading_20_3" text:outline-level="3"><text:span text:style-name="T1">🔍 </text:span><text:span text:style-name="Strong_20_Emphasis"><text:span text:style-name="T1">1. CE QUE NOTRE ESPRIT OBSERVE</text:span></text:span></text:h>
      <text:p text:style-name="P3"><text:span text:style-name="T1">Le monde est complexe, mais notre esprit y repère des </text:span><text:span text:style-name="Strong_20_Emphasis"><text:span text:style-name="T1">règles stables</text:span></text:span><text:span text:style-name="T1"> :</text:span></text:p>
      <text:list text:style-name="L1">
        <text:list-item>
          <text:p text:style-name="P7"><text:span text:style-name="T1">➕ </text:span><text:span text:style-name="Strong_20_Emphasis"><text:span text:style-name="T1">L’addition qui conserve</text:span></text:span><text:span text:style-name="T1"> : Associer deux objets de même nature donne un résultat </text:span><text:span text:style-name="Strong_20_Emphasis"><text:span text:style-name="T1">de la même nature</text:span></text:span><text:span text:style-name="T1">. La qualité ne change pas, seule la quantité s’ajoute.</text:span></text:p>
        </text:list-item>
        <text:list-item>
          <text:p text:style-name="P7"><text:span text:style-name="T1">✖️ </text:span><text:span text:style-name="Strong_20_Emphasis"><text:span text:style-name="T1">La mise à l’échelle fidèle</text:span></text:span><text:span text:style-name="T1"> : Agrandir ou réduire un objet d’un certain facteur produit un effet </text:span><text:span text:style-name="Strong_20_Emphasis"><text:span text:style-name="T1">strictement proportionnel</text:span></text:span><text:span text:style-name="T1">, sans surprise.</text:span></text:p>
        </text:list-item>
      </text:list>
      <text:h text:style-name="Heading_20_3" text:outline-level="3"><text:span text:style-name="T1">🧱 </text:span><text:span text:style-name="Strong_20_Emphasis"><text:span text:style-name="T1">2. LA CONSTRUCTION ABSTRAITE (LE JEU PUR)</text:span></text:span></text:h>
      <text:p text:style-name="P3"><text:span text:style-name="T1">De ces observations, l’esprit extrait l’essence et crée un </text:span><text:span text:style-name="Strong_20_Emphasis"><text:span text:style-name="T1">système logique autonome</text:span></text:span><text:span text:style-name="T1"> :</text:span></text:p>
      <text:list text:style-name="L2">
        <text:list-item>
          <text:p text:style-name="P6"><text:span text:style-name="T1">Chaque objet respectant ces deux règles est un </text:span><text:span text:style-name="Strong_20_Emphasis"><text:span text:style-name="T1">vecteur</text:span></text:span><text:span text:style-name="T1">.</text:span></text:p>
        </text:list-item>
        <text:list-item>
          <text:p text:style-name="P6"><text:span text:style-name="T1">Leur ensemble forme un </text:span><text:span text:style-name="Strong_20_Emphasis"><text:span text:style-name="T1">espace vectoriel</text:span></text:span><text:span text:style-name="T1"> – un univers régi uniquement par l’addition et la mise à l’échelle.</text:span></text:p>
        </text:list-item>
        <text:list-item>
          <text:p text:style-name="P6"><text:span text:style-name="T1">Étudier cet univers, ses symétries et ses lois internes, c’est faire de </text:span><text:span text:style-name="Strong_20_Emphasis"><text:span text:style-name="T1">l’algèbre linéaire théorique</text:span></text:span><text:span text:style-name="T1">.</text:span></text:p>
        </text:list-item>
      </text:list>
      <text:h text:style-name="Heading_20_3" text:outline-level="3"><text:span text:style-name="T1">⚙️ </text:span><text:span text:style-name="Strong_20_Emphasis"><text:span text:style-name="T1">3. L’OUTIL PRATIQUE (LE COUTEAU SUISSE)</text:span></text:span></text:h>
      <text:p text:style-name="P3"><text:span text:style-name="T1">Ce jeu abstrait devient une </text:span><text:span text:style-name="Strong_20_Emphasis"><text:span text:style-name="T1">boîte à outils universelle</text:span></text:span><text:span text:style-name="T1"> car une part étonnante du monde réel </text:span><text:span text:style-name="Strong_20_Emphasis"><text:span text:style-name="T1">se comporte approximativement comme lui</text:span></text:span><text:span text:style-name="T1">.</text:span></text:p>
      <text:list text:style-name="L3">
        <text:list-item>
          <text:p text:style-name="P5"><text:span text:style-name="T1">🧮 </text:span><text:span text:style-name="Strong_20_Emphasis"><text:span text:style-name="T1">On calcule</text:span></text:span><text:span text:style-name="T1"> avec des matrices (des tableaux qui résument les transformations).</text:span></text:p>
        </text:list-item>
        <text:list-item>
          <text:p text:style-name="P5"><text:span text:style-name="T1">🧩 </text:span><text:span text:style-name="Strong_20_Emphasis"><text:span text:style-name="T1">On décompose</text:span></text:span><text:span text:style-name="T1"> les problèmes complexes en sommes de parties simples.</text:span></text:p>
        </text:list-item>
        <text:list-item>
          <text:p text:style-name="P5"><text:span text:style-name="T1">🌐 </text:span><text:span text:style-name="Strong_20_Emphasis"><text:span text:style-name="T1">On parle un langage commun</text:span></text:span><text:span text:style-name="T1"> à la physique, l’informatique, l’économie et bien d’autres domaines.</text:span></text:p>
        </text:list-item>
      </text:list>
      <text:h text:style-name="Heading_20_3" text:outline-level="3"><text:span text:style-name="T1">🌌 </text:span><text:span text:style-name="Strong_20_Emphasis"><text:span text:style-name="T1">4. LA VISION UNIFIÉE </text:span></text:span></text:h>
      <text:p text:style-name="P4"><text:span text:style-name="T1">Cette construction n’est pas hors du monde. Elle </text:span><text:span text:style-name="Strong_20_Emphasis"><text:span text:style-name="T1">émerge de l’interaction entre la conscience et la structure logique de la Substance une</text:span></text:span><text:span text:style-name="T1">. </text:span></text:p>
      <text:p text:style-name="P4"><text:span text:style-name="T1">Son pouvoir explicatif n’est pas un miracle : c’est le signe que </text:span><text:span text:style-name="Strong_20_Emphasis"><text:span text:style-name="T1">l’esprit humain, en raisonnant, explore la cohérence même du Tout dont il est une expression</text:span></text:span><text:span text:style-name="T1">.</text:span></text:p>
      <text:p text:style-name="P1"/>
      <text:h text:style-name="Heading_20_3" text:outline-level="3"><text:span text:style-name="T1">💎 </text:span><text:span text:style-name="Strong_20_Emphasis"><text:span text:style-name="T1">EN UNE PHRASE</text:span></text:span></text:h>
      <text:p text:style-name="Text_20_body"><text:span text:style-name="T1">L’algèbre linéaire est </text:span><text:span text:style-name="Strong_20_Emphasis"><text:span text:style-name="T1">la science qui formalise et exploite la simplicité prévisible – celle où les choses s’ajoutent et se mettent à l’échelle sans perdre leur nature</text:span></text:span><text:span text:style-name="T1">.</text:span></text:p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5:37:19.182506386</meta:creation-date>
    <dc:date>2025-12-15T15:41:54.386934346</dc:date>
    <meta:editing-duration>PT4M37S</meta:editing-duration>
    <meta:editing-cycles>1</meta:editing-cycles>
    <meta:document-statistic meta:table-count="0" meta:image-count="0" meta:object-count="0" meta:page-count="1" meta:paragraph-count="20" meta:word-count="296" meta:character-count="1755" meta:non-whitespace-character-count="1483"/>
    <meta:generator>LibreOffice/7.6.7.2$Linux_X86_64 LibreOffice_project/60$Build-2</meta:generator>
  </office:meta>
</office:document-meta>
</file>